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fo:color="#b3b3b3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29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0" style:family="paragraph" style:parent-style-name="Text_20_body"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fo:color="#00ae00"/>
    </style:style>
    <style:style style:name="T4" style:family="text">
      <style:text-properties fo:color="#00ae00" fo:font-weight="bold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letter-spacing="normal" fo:font-style="normal" style:font-weight-asian="bold" style:font-weight-complex="bold"/>
    </style:style>
    <style:style style:name="T10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1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2" style:family="text">
      <style:text-properties fo:font-variant="normal" fo:text-transform="none" fo:color="#444444" fo:letter-spacing="normal" fo:font-style="normal" fo:font-weight="normal"/>
    </style:style>
    <style:style style:name="T13" style:family="text">
      <style:text-properties fo:font-variant="normal" fo:text-transform="none" fo:color="#444444" style:font-name="Arial" fo:letter-spacing="normal" fo:font-style="normal" fo:font-weight="normal"/>
    </style:style>
    <style:style style:name="T14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0ae00" style:font-name="Arial" fo:letter-spacing="normal" fo:font-style="normal" fo:font-weight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fo:color="#000000"/>
    </style:style>
    <style:style style:name="T20" style:family="text">
      <style:text-properties fo:color="#000000" style:font-name="Arial"/>
    </style:style>
    <style:style style:name="T21" style:family="text">
      <style:text-properties fo:color="#000000" style:font-name="Arial" style:font-name-asian="Courier New" style:font-name-complex="Courier New"/>
    </style:style>
    <style:style style:name="T22" style:family="text">
      <style:text-properties fo:color="#7f0055" fo:font-weight="bold" style:font-weight-asian="bold" style:font-weight-complex="bold"/>
    </style:style>
    <style:style style:name="T23" style:family="text">
      <style:text-properties fo:color="#b3b3b3"/>
    </style:style>
    <style:style style:name="T24" style:family="text">
      <style:text-properties style:font-name-asian="Courier New" style:font-name-complex="Courier New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30">C:\sf2-git-tutorials\blog-demo\app\config\parameters.yml </text:p>
      <text:p text:style-name="P13"># This file is auto-generated during the composer install</text:p>
      <text:p text:style-name="P13"/>
      <text:p text:style-name="P13">parameters:</text:p>
      <text:p text:style-name="P13"># ustawienia dla mysql</text:p>
      <text:p text:style-name="P13"><text:s text:c="4"/><text:span text:style-name="T23">#database_driver: pdo_mysql</text:span></text:p>
      <text:p text:style-name="P13"><text:s text:c="4"/>database_host: 127.0.0.1</text:p>
      <text:p text:style-name="P13"><text:s text:c="4"/>database_port: null</text:p>
      <text:p text:style-name="P13"><text:s text:c="4"/>database_name: <text:span text:style-name="T4">blog-demo</text:span></text:p>
      <text:p text:style-name="P13"><text:s text:c="4"/>database_user: root</text:p>
      <text:p text:style-name="P13"><text:s text:c="4"/>database_password: null</text:p>
      <text:p text:style-name="P13"><text:s text:c="4"/>mailer_transport: smtp</text:p>
      <text:p text:style-name="P13"><text:s text:c="4"/>mailer_host: 127.0.0.1</text:p>
      <text:p text:style-name="P13"><text:s text:c="4"/>mailer_user: null</text:p>
      <text:p text:style-name="P13"><text:s text:c="4"/>mailer_password: null</text:p>
      <text:p text:style-name="P13"><text:s text:c="4"/><text:span text:style-name="T23">#locale: en</text:span></text:p>
      <text:p text:style-name="P13"><text:s text:c="4"/>secret: ThisTokenIsNotSoSecretChangeIt</text:p>
      <text:p text:style-name="P13"/>
      <text:p text:style-name="P13"># ustawienia dla sqlite</text:p>
      <text:p text:style-name="P14"><text:s text:c="4"/>#database_driver: pdo_sqlite</text:p>
      <text:p text:style-name="P14"><text:s text:c="4"/>#database_host: 127.0.0.1</text:p>
      <text:p text:style-name="P14"><text:s text:c="4"/>#database_port: null</text:p>
      <text:p text:style-name="P14"><text:s text:c="4"/>#database_name: null</text:p>
      <text:p text:style-name="P14"><text:s text:c="4"/>#database_user: root</text:p>
      <text:p text:style-name="P14"><text:s text:c="4"/>#database_password: null</text:p>
      <text:p text:style-name="P14"><text:s text:c="4"/>#database_path: '%kernel.root_dir%/data/<text:span text:style-name="T3">blog-demo.sqlite</text:span>'</text:p>
      <text:p text:style-name="P14"><text:s text:c="4"/>#mailer_transport: smtp</text:p>
      <text:p text:style-name="P14"><text:s text:c="4"/>#mailer_host: 127.0.0.1</text:p>
      <text:p text:style-name="P14"><text:s text:c="4"/>#mailer_user: null</text:p>
      <text:p text:style-name="P14"><text:s text:c="4"/>#mailer_password: null</text:p>
      <text:p text:style-name="P14"><text:s text:c="4"/>#locale: en</text:p>
      <text:p text:style-name="P14"><text:s text:c="4"/>#secret: secret_value_for_symfony_demo_application</text:p>
      <text:p text:style-name="P1"/>
      <text:p text:style-name="P1">2.Zapisanie tabel bazy danych w formacie yml</text:p>
      <text:p text:style-name="P1"/>
      <text:p text:style-name="P1"># src/Application/AppBundle/Resources/config/<text:span text:style-name="T3">doctrine/Post.orm.yml</text:span></text:p>
      <text:p text:style-name="P1"># src/Application/AppBundle/Resources/config/<text:span text:style-name="T3">doctrine/Comment.orm.yml</text:span></text:p>
      <text:p text:style-name="P1"><text:span text:style-name="T5"># src/Application/AppBundle/Resources/config/</text:span><text:span text:style-name="T3">doctrine/User.orm.yml</text:span></text:p>
      <text:p text:style-name="P27"><text:span text:style-name="T16">nullable: false - </text:span><text:span text:style-name="T20">wartość domyślna, obowiązkowo musimy podać dane</text:span></text:p>
      <text:p text:style-name="P27"><text:span text:style-name="T16">nullable: true - </text:span><text:span text:style-name="T20">nie musimy wypełniać pola danymi</text:span></text:p>
      <text:p text:style-name="P1">Schemat tabeli Post<text:span text:style-name="T24">.orm.yml</text:span></text:p>
      <text:p text:style-name="P1"/>
      <text:p text:style-name="P1"># src/AppBundle/Resources/config/doctrine/Post.orm.yml</text:p>
      <text:p text:style-name="P1">AppBundle\Entity\Post:</text:p>
      <text:p text:style-name="P1"><text:s text:c="2"/>type: entity</text:p>
      <text:p text:style-name="P1"><text:s text:c="2"/>#repositoryClass: AppBundle\Repository\PostRepository</text:p>
      <text:p text:style-name="P1"><text:s text:c="2"/>table: pos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title:</text:p>
      <text:p text:style-name="P1"><text:s text:c="6"/>type: string</text:p>
      <text:p text:style-name="P1"><text:s text:c="6"/>length: 255</text:p>
      <text:p text:style-name="P1"><text:s text:c="4"/>slug:</text:p>
      <text:p text:style-name="P1"><text:s text:c="6"/>type: string</text:p>
      <text:p text:style-name="P1"><text:s text:c="6"/>length: 255</text:p>
      <text:p text:style-name="P1"><text:s text:c="4"/>summary:</text:p>
      <text:p text:style-name="P1"><text:s text:c="6"/>type: string</text:p>
      <text:p text:style-name="P1"><text:s text:c="6"/>length: 255</text:p>
      <text:p text:style-name="P1"><text:soft-page-break/><text:s text:c="4"/>content:</text:p>
      <text:p text:style-name="P1"><text:s text:c="6"/>type: text</text:p>
      <text:p text:style-name="P1"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oneToMany:</text:p>
      <text:p text:style-name="P1"><text:s text:c="4"/>comments:</text:p>
      <text:p text:style-name="P1"><text:s text:c="6"/>targetEntity: Comment</text:p>
      <text:p text:style-name="P1"><text:s text:c="6"/>mappedBy: post</text:p>
      <text:p text:style-name="P1"><text:s text:c="6"/>cascade: [ remove ]</text:p>
      <text:p text:style-name="P1"/>
      <text:p text:style-name="P1">Schemat tabeli Comment.orm.yml</text:p>
      <text:p text:style-name="P1"># src/AppBundle/Resources/config/doctrine/Comment.orm.yml</text:p>
      <text:p text:style-name="P1">AppBundle\Entity\Comment:</text:p>
      <text:p text:style-name="P1"><text:s text:c="2"/>type: entity</text:p>
      <text:p text:style-name="P1"><text:s text:c="2"/>#repositoryClass: AppBundle\Repository\CommentRepository</text:p>
      <text:p text:style-name="P1"><text:s text:c="2"/>table: comment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content:</text:p>
      <text:p text:style-name="P1"><text:s text:c="6"/>type: text</text:p>
      <text:p text:style-name="P1"><text:s text:c="4"/>author_email:</text:p>
      <text:p text:style-name="P1"><text:s text:c="6"/>type: string</text:p>
      <text:p text:style-name="P1"><text:s text:c="6"/>length: 255</text:p>
      <text:p text:style-name="P1"><text:s text:c="4"/>published_at:</text:p>
      <text:p text:style-name="P1"><text:s text:c="6"/>type: datetime</text:p>
      <text:p text:style-name="P1"><text:s text:c="2"/>manyToOne:</text:p>
      <text:p text:style-name="P1"><text:s text:c="4"/>post:</text:p>
      <text:p text:style-name="P1"><text:s text:c="6"/>targetEntity: Post</text:p>
      <text:p text:style-name="P1"><text:s text:c="6"/>inversedBy: comments</text:p>
      <text:p text:style-name="P1"><text:s text:c="6"/>#cascade: [ persist ]</text:p>
      <text:p text:style-name="P1"><text:s text:c="6"/>joinColumn:</text:p>
      <text:p text:style-name="P1"><text:s text:c="8"/>name: post_id</text:p>
      <text:p text:style-name="P1"><text:s text:c="8"/>referencedColumnName: id</text:p>
      <text:p text:style-name="P1"/>
      <text:p text:style-name="P1">Schemat tabeli User.orm.yml</text:p>
      <text:p text:style-name="P1"># src/AppBundle/Resources/config/doctrine/User.orm.yml</text:p>
      <text:p text:style-name="P1">AppBundle\Entity\User:</text:p>
      <text:p text:style-name="P1"><text:s text:c="2"/>type: entity</text:p>
      <text:p text:style-name="P1"><text:s text:c="2"/>#repositoryClass: AppBundle\Repository\UserRepository</text:p>
      <text:p text:style-name="P1"><text:s text:c="2"/>table: user</text:p>
      <text:p text:style-name="P1"><text:s text:c="2"/>id:</text:p>
      <text:p text:style-name="P1"><text:s text:c="4"/>id:</text:p>
      <text:p text:style-name="P1"><text:s text:c="6"/>type: integer</text:p>
      <text:p text:style-name="P1"><text:s text:c="6"/>generator: { strategy: AUTO }</text:p>
      <text:p text:style-name="P1"><text:s text:c="2"/>fields:</text:p>
      <text:p text:style-name="P1"><text:s text:c="4"/>username:</text:p>
      <text:p text:style-name="P1"><text:s text:c="6"/>type: string</text:p>
      <text:p text:style-name="P1"><text:s text:c="6"/>length: 255</text:p>
      <text:p text:style-name="P1"><text:s text:c="4"/>email:</text:p>
      <text:p text:style-name="P1"><text:s text:c="6"/>type: string</text:p>
      <text:p text:style-name="P1"><text:s text:c="6"/>length: 255</text:p>
      <text:p text:style-name="P1"><text:s text:c="4"/>password:</text:p>
      <text:p text:style-name="P1"><text:s text:c="6"/>type: string</text:p>
      <text:p text:style-name="P1"><text:s text:c="6"/>length: 255</text:p>
      <text:p text:style-name="P1"><text:s text:c="4"/>roles:</text:p>
      <text:p text:style-name="P1"><text:s text:c="6"/>type: json_array</text:p>
      <text:p text:style-name="P1"/>
      <text:p text:style-name="P1"><text:soft-page-break/>3. Tworzenie bazy danych za pomocą polecenia</text:p>
      <text:p text:style-name="P1"/>
      <text:p text:style-name="P1"><text:tab/><text:span text:style-name="T1">php app/console doctrine:database:create</text:span></text:p>
      <text:p text:style-name="P4"/>
      <text:p text:style-name="P4">4. Tworzenie klas za pomocą polecenia</text:p>
      <text:p text:style-name="P4"/>
      <text:p text:style-name="P5"><text:tab/><text:span text:style-name="T1">php app/console doctrine:generate:entities AppBundle</text:span></text:p>
      <text:p text:style-name="P3"/>
      <text:p text:style-name="P4">Po wykonabiu polecenia powstaje katalog Entity z klasami:</text:p>
      <text:p text:style-name="P4"/>
      <text:p text:style-name="P8"><text:span text:style-name="T5">src\AppBundle\</text:span>Entity\Post.php</text:p>
      <text:p text:style-name="P8"><text:span text:style-name="T5">src\AppBundle\</text:span>Entity\Comment.php</text:p>
      <text:p text:style-name="P8"><text:span text:style-name="T5">src\AppBundle\</text:span>Entity\User.php</text:p>
      <text:p text:style-name="P5"/>
      <text:p text:style-name="P5">5. W powstałych klasach dodajemy następujące wpisy:</text:p>
      <text:p text:style-name="P3"/>
      <text:p text:style-name="P8"><text:span text:style-name="T5"># src\AppBundle\</text:span>Entity\Post.php</text:p>
      <text:p text:style-name="P3"/>
      <text:p text:style-name="P15"><text:s text:c="4"/>public function __construct()</text:p>
      <text:p text:style-name="P15"><text:s text:c="4"/>{</text:p>
      <text:p text:style-name="P15"><text:s text:c="8"/><text:span text:style-name="T3">$this-&gt;published_at = new \DateTime();</text:span></text:p>
      <text:p text:style-name="P15"><text:s text:c="8"/>$this-&gt;comments = new \Doctrine\Common\Collections\ArrayCollection();</text:p>
      <text:p text:style-name="P15"><text:s text:c="4"/>}</text:p>
      <text:p text:style-name="P25"/>
      <text:p text:style-name="P25"/>
      <text:p text:style-name="P18"><text:span text:style-name="T5"># src\AppBundle\</text:span>Entity\Comment.php</text:p>
      <text:p text:style-name="P24"/>
      <text:p text:style-name="P18"><text:s text:c="4"/>public function __construct()</text:p>
      <text:p text:style-name="P18"><text:s text:c="4"/>{</text:p>
      <text:p text:style-name="P18"><text:s text:c="8"/>$this-&gt;published_at = new \DateTime();</text:p>
      <text:p text:style-name="P18"><text:s text:c="4"/>}</text:p>
      <text:p text:style-name="P24"/>
      <text:p text:style-name="P4">6. Tworzenie lub aktualizacja tabel za pomocą polecenia</text:p>
      <text:p text:style-name="P4"/>
      <text:p text:style-name="P5"><text:tab/><text:span text:style-name="T1">php app/console doctrine:schema:update --forc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The Initial Data - Fixtures </text:p>
      <text:p text:style-name="P4"/>
      <text:p text:style-name="P4">1. Instalacja pakietu - <text:a xlink:type="simple" xlink:href="http://getcomposer.org/download/">http://getcomposer.org/download/</text:a> </text:p>
      <text:p text:style-name="P4"><text:span text:style-name="T6">Otwieramy wiersz poleceń GitBash</text:span> i przechodzimy do katalogu z projektem C:\sf2-tutorials\blog-demo</text:p>
      <text:p text:style-name="P4"/>
      <text:p text:style-name="P4">Do wiersz poleceń wprowadzamy:</text:p>
      <text:p text:style-name="P4"/>
      <text:p text:style-name="P10">curl -s https://getcomposer.org/installer | php</text:p>
      <text:p text:style-name="P2"><text:span text:style-name="T10">$ php composer.phar self-update #aktualizacja composer-a do najnowszej wersji</text:span> </text:p>
      <text:p text:style-name="P2"/>
      <text:p text:style-name="P4">Do katalogu C:\sf2-tutorials\blog-demo zostaje dodany plik <text:span text:style-name="T3">composer.phar</text:span></text:p>
      <text:p text:style-name="P4"/>
      <text:p text:style-name="P4">2. Wirtualny serwer wamp ustawienia:</text:p>
      <text:p text:style-name="P4"/>
      <text:p text:style-name="P4">C:\wamp\bin\php\php5.3.4\php.ini</text:p>
      <text:p text:style-name="P4">extension=php_openssl.dll – zdejmujemy komentarz</text:p>
      <text:p text:style-name="P4"/>
      <text:p text:style-name="P4">C:\wamp\bin\apache\Apache2.2.17\bin\php.ini</text:p>
      <text:p text:style-name="P4">extension=php_openssl.dll – zdejmujemy komentarz</text:p>
      <text:p text:style-name="P4"/>
      <text:p text:style-name="P4">3. Instalacja biblioteki</text:p>
      <text:p text:style-name="P4"/>
      <text:p text:style-name="P4">Usuwamy<text:span text:style-name="T9"> cały katalog </text:span><text:span text:style-name="T11">rm -rf vendor </text:span><text:span text:style-name="T8">przed wywołaniem polecenia:</text:span></text:p>
      <text:p text:style-name="P12"/>
      <text:p text:style-name="P29"><text:span text:style-name="Source_20_Text"><text:span text:style-name="T2">$ php composer.phar install –no-interaction</text:span></text:span></text:p>
      <text:p text:style-name="P12"/>
      <text:p text:style-name="P4">Do pliku composer.json dodajem następujący wpis:</text:p>
      <text:p text:style-name="P28"/>
      <text:p text:style-name="P8">{</text:p>
      <text:p text:style-name="P8"><text:s text:c="4"/>"require": {</text:p>
      <text:p text:style-name="P8">...</text:p>
      <text:p text:style-name="P9"><text:span text:style-name="T16"><text:s text:c="8"/>"doctrine/doctrine-fixtures-bundle": "</text:span><text:span text:style-name="T18">dev</text:span><text:span text:style-name="T16">-master",</text:span></text:p>
      <text:p text:style-name="P17"><text:s text:c="8"/>"doctrine/data-fixtures": "<text:span text:style-name="T17">dev</text:span>-master"</text:p>
      <text:p text:style-name="P8"><text:s text:c="4"/>}</text:p>
      <text:p text:style-name="P8">}</text:p>
      <text:p text:style-name="P4"/>
      <text:p text:style-name="P4">4. Update wersji biblioteki</text:p>
      <text:p text:style-name="P4"/>
      <text:p text:style-name="P29"><text:span text:style-name="Source_20_Text"><text:span text:style-name="T2">$ php composer.phar install –no-interaction #instalacja plików projektu bez aktualizacji do najnowszej wersji</text:span></text:span></text:p>
      <text:p text:style-name="P11"><text:span text:style-name="T1">$ php composer.phar update </text:span><text:span text:style-name="Source_20_Text"><text:span text:style-name="T2">#aktualizowanie porojektu do najnowszej wersji np. 2.7 do 2.8</text:span></text:span></text:p>
      <text:p text:style-name="P2"/>
      <text:p text:style-name="P2">lub</text:p>
      <text:p text:style-name="P10"/>
      <text:p text:style-name="P2"><text:span text:style-name="T7">$ php composer.phar update doctrine/doctrine-fixtures-bundle</text:span> </text:p>
      <text:p text:style-name="P2"/>
      <text:p text:style-name="P2"><text:span text:style-name="T12">Jeżeli wszystko działa, to teraz można znaleźć pliki pakietu </text:span><text:span text:style-name="Teletype"><text:span text:style-name="T13">DoctrineFixturesBundle </text:span></text:span><text:span text:style-name="T12">w katalogu</text:span></text:p>
      <text:p text:style-name="P2"><text:span text:style-name="Teletype"><text:span text:style-name="T15">vendor/doctrine/doctrine-fixtures-bundle</text:span></text:span><text:span text:style-name="T12">.</text:span> </text:p>
      <text:p text:style-name="P2"><text:span text:style-name="Teletype"><text:span text:style-name="T13">DoctrineFixturesBundle </text:span></text:span><text:span text:style-name="T12">instaluje bibliotekę </text:span><text:a xlink:type="simple" xlink:href="https://github.com/doctrine/data-fixtures"><text:span text:style-name="T14">Doctrine Data Fixtures</text:span></text:a><text:span text:style-name="T12">. Biblioteke ta można znaleźć w</text:span></text:p>
      <text:p text:style-name="P2"><text:span text:style-name="Teletype"><text:span text:style-name="T15">vendor/doctrine/data-fixtures</text:span></text:span><text:span text:style-name="T12">.</text:span> </text:p>
      <text:p text:style-name="P2"/>
      <text:p text:style-name="P4">5. Rejestracja bibliotek w projekcie. Dodajemy następujący wpis:</text:p>
      <text:p text:style-name="P4"/>
      <text:p text:style-name="P4">/blog-demo/app/AppKernel.php</text:p>
      <text:p text:style-name="P4"/>
      <text:p text:style-name="P7"><text:span text:style-name="T19"><text:s text:c="4"/></text:span><text:span text:style-name="T22">public function </text:span><text:span text:style-name="T19">registerBundles()</text:span></text:p>
      <text:p text:style-name="P19"><text:s text:c="4"/>{</text:p>
      <text:p text:style-name="P16"><text:span text:style-name="T19"><text:s text:c="8"/>$bundles = </text:span><text:span text:style-name="T22">array</text:span><text:span text:style-name="T19">(</text:span></text:p>
      <text:p text:style-name="P20">...</text:p>
      <text:p text:style-name="P21"><text:s text:c="12"/>new Doctrine\Bundle\DoctrineBundle\DoctrineBundle(),</text:p>
      <text:p text:style-name="P21"><text:s text:c="12"/><text:span text:style-name="T3">new Doctrine\Bundle\FixturesBundle\DoctrineFixturesBundle(),</text:span></text:p>
      <text:p text:style-name="P21"><text:s text:c="12"/>new Sensio\Bundle\FrameworkExtraBundle\SensioFrameworkExtraBundle(),</text:p>
      <text:p text:style-name="P21"><text:s text:c="12"/>new AppBundle\AppBundle(),</text:p>
      <text:p text:style-name="P19"><text:soft-page-break/><text:s text:c="8"/>);</text:p>
      <text:p text:style-name="P16"/>
      <text:p text:style-name="P16"><text:span text:style-name="T19"><text:s text:c="8"/></text:span><text:span text:style-name="T22">return </text:span><text:span text:style-name="T19">$bundles;</text:span></text:p>
      <text:p text:style-name="P19"><text:s text:c="4"/>}</text:p>
      <text:p text:style-name="P19"/>
      <text:p text:style-name="P22">po wprowadzeniu komenty:</text:p>
      <text:p text:style-name="P22"/>
      <text:p text:style-name="P24">php app/console</text:p>
      <text:p text:style-name="P22"/>
      <text:p text:style-name="P22">Powinniśmy zobaczyć nowe polecenia symfony miedzy innymi:</text:p>
      <text:p text:style-name="P22"/>
      <text:p text:style-name="P24">doctrine:fixtures:load</text:p>
      <text:p text:style-name="P24"/>
      <text:p text:style-name="P24"/>
      <text:p text:style-name="P23">Tworzymy klasy do ładoania danych</text:p>
      <text:p text:style-name="P25"/>
      <text:p text:style-name="P25">1. Zaczynamy od stworzenia klasy, która będzie zamieniać title na łańcuch:</text:p>
      <text:p text:style-name="P34">src/AppBundle/<text:span text:style-name="T3">Utils/Slugger.php </text:span></text:p>
      <text:p text:style-name="P25"/>
      <text:p text:style-name="P25">&lt;?php</text:p>
      <text:p text:style-name="P25"/>
      <text:p text:style-name="P25">namespace AppBundle\Utils;</text:p>
      <text:p text:style-name="P25"/>
      <text:p text:style-name="P25">class Slugger</text:p>
      <text:p text:style-name="P25">{</text:p>
      <text:p text:style-name="P25"><text:s text:c="4"/>/**</text:p>
      <text:p text:style-name="P25"><text:s text:c="5"/>* @param string $string</text:p>
      <text:p text:style-name="P25"><text:s text:c="5"/>*</text:p>
      <text:p text:style-name="P25"><text:s text:c="5"/>* @return string</text:p>
      <text:p text:style-name="P25"><text:s text:c="5"/>*/</text:p>
      <text:p text:style-name="P25"><text:s text:c="4"/>public function slugify($string)</text:p>
      <text:p text:style-name="P25"><text:s text:c="4"/>{</text:p>
      <text:p text:style-name="P25"><text:s text:c="8"/>return trim(preg_replace('/[^a-z0-9]+/', '-', strtolower(strip_tags($string))), '-');</text:p>
      <text:p text:style-name="P25"><text:s text:c="4"/>}</text:p>
      <text:p text:style-name="P25">}</text:p>
      <text:p text:style-name="P25"/>
      <text:p text:style-name="P25">2. Podłączenie klasy do projektu:</text:p>
      <text:p text:style-name="P34">app/config/services.yml </text:p>
      <text:p text:style-name="P25">services:</text:p>
      <text:p text:style-name="P18"><text:s text:c="4"/>slugger:</text:p>
      <text:p text:style-name="P18"><text:s text:c="8"/>class: AppBundle\Utils\Slugger</text:p>
      <text:p text:style-name="P25"/>
      <text:p text:style-name="P25">3. Tworzymy plik ładujący przykładowe dane:</text:p>
      <text:p text:style-name="P25">src/AppBundle/<text:span text:style-name="T3">DataFixtures/ORM/LoadFixtures.php</text:span></text:p>
      <text:p text:style-name="P18"/>
      <text:p text:style-name="P27"><text:span text:style-name="T16">nullable: false - </text:span><text:span text:style-name="T21">wartość domyślna, obowiązkowo musimy podać dane</text:span></text:p>
      <text:p text:style-name="P27"><text:span text:style-name="T16">nullable: true - </text:span><text:span text:style-name="T21">nie musimy wypełniać pola danymi</text:span></text:p>
      <text:p text:style-name="P22"/>
      <text:p text:style-name="P22">4. Załadowanie danych do tabel:</text:p>
      <text:p text:style-name="P22"/>
      <text:p text:style-name="P24">php app/console doctrine:fixtures:load</text:p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oft-page-break/>Podsumowanie</text:p>
      <text:p text:style-name="P25"/>
      <text:p text:style-name="P24">php app/console doctrine:database:create</text:p>
      <text:p text:style-name="P24">php app/console doctrine:generate:entities ApplicationShopBundle</text:p>
      <text:p text:style-name="P24">php app/console doctrine:schema:update –force</text:p>
      <text:p text:style-name="P24">php app/console doctrine:fixtures:load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3H41M55S</meta:editing-duration>
    <meta:editing-cycles>124</meta:editing-cycles>
    <meta:generator>OpenOffice.org/3.3$Win32 OpenOffice.org_project/330m20$Build-9567</meta:generator>
    <dc:date>2015-12-07T17:13:30.37</dc:date>
    <dc:creator>szymon idczak</dc:creator>
    <meta:document-statistic meta:table-count="0" meta:image-count="0" meta:object-count="0" meta:page-count="6" meta:paragraph-count="221" meta:word-count="634" meta:character-count="6736"/>
    <meta:user-defined meta:name="Info 1"/>
    <meta:user-defined meta:name="Info 2"/>
    <meta:user-defined meta:name="Info 3"/>
    <meta:user-defined meta:name="Info 4"/>
  </office:meta>
</office:document-meta>
</file>